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sso One2" svg:font-family="'Russo One'" style:font-adornments="Normal" style:font-pitch="variable"/>
    <style:font-face style:name="Liberation Sans" svg:font-family="'Liberation Sans'" style:font-family-generic="roman" style:font-pitch="variable"/>
    <style:font-face style:name="Russo One" svg:font-family="'Russo One'" style:font-family-generic="roman" style:font-pitch="variable"/>
    <style:font-face style:name="Russo One1" svg:font-family="'Russo On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013cm" fo:min-width="1.808cm" fo:padding-top="0cm" fo:padding-bottom="0cm" fo:padding-left="0cm" fo:padding-right="0cm"/>
    </style:style>
    <style:style style:name="gr4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text-properties fo:color="#000080" fo:font-size="28pt" style:font-size-asian="28pt" style:font-size-complex="28pt"/>
    </style:style>
    <style:style style:name="P4" style:family="paragraph">
      <style:text-properties fo:color="#000080" fo:font-size="18pt" style:font-size-asian="18pt" style:font-size-complex="18pt"/>
    </style:style>
    <style:style style:name="P5" style:family="paragraph">
      <style:paragraph-properties fo:text-align="center"/>
      <style:text-properties fo:color="#000080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4.439cm" svg:height="0cm" svg:x="1.61cm" svg:y="3.568cm" svg:viewBox="0 0 14440 0" draw:points="0,0 14440,0">
          <text:p/>
        </draw:polygon>
        <draw:frame draw:style-name="gr2" draw:text-style-name="P2" draw:layer="layout" svg:width="9.129cm" svg:height="1.534cm" svg:x="2.061cm" svg:y="1.794cm">
          <draw:text-box>
            <text:p><text:span text:style-name="T1">Infinite Loops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text-style-name="P3" draw:layer="layout" svg:width="0.701cm" svg:height="1.191cm" svg:x="8.699cm" svg:y="5.5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9.123cm" svg:y="5.584cm">
          <draw:text-box>
            <text:p><text:span text:style-name="T2">B</text:span></text:p>
          </draw:text-box>
        </draw:frame>
        <draw:frame draw:style-name="gr2" draw:text-style-name="P4" draw:layer="layout" svg:width="7.999cm" svg:height="3.831cm" svg:x="6.656cm" svg:y="9.216cm">
          <draw:text-box>
            <text:p><text:span text:style-name="T3">Start in A</text:span></text:p>
            <text:p><text:span text:style-name="T3">Ga naar B</text:span></text:p>
            <text:p><text:span text:style-name="T3">Terug naar A</text:span></text:p>
            <text:p><text:span text:style-name="T3">Terug naar B</text:span></text:p>
            <text:p><text:span text:style-name="T3">En herhaal dit voor altijd</text:span></text:p>
          </draw:text-box>
        </draw:frame>
        <draw:line draw:style-name="gr4" draw:text-style-name="P5" draw:layer="layout" svg:x1="1.65cm" svg:y1="16.167cm" svg:x2="14.816cm" svg:y2="16.167cm">
          <text:p/>
        </draw:line>
        <draw:frame draw:style-name="gr5" draw:layer="layout" svg:width="1.48cm" svg:height="1.647cm" svg:x="6.877cm" svg:y="16.95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61cm" svg:y="3.568cm" svg:viewBox="0 0 26511 0" draw:points="0,0 26511,0">
          <text:p/>
        </draw:polygon>
        <draw:line draw:style-name="gr7" draw:text-style-name="P5" draw:layer="layout" svg:x1="18.883cm" svg:y1="6.157cm" svg:x2="9.576cm" svg:y2="6.157cm">
          <text:p/>
        </draw:line>
        <draw:line draw:style-name="gr4" draw:text-style-name="P5" draw:layer="layout" svg:x1="14.738cm" svg:y1="16.163cm" svg:x2="14.738cm" svg:y2="19.599cm">
          <text:p/>
        </draw:line>
      </draw:page>
      <draw:page draw:name="page2" draw:style-name="dp1" draw:master-page-name="Default">
        <draw:polygon draw:style-name="gr1" draw:text-style-name="P1" draw:layer="layout" svg:width="14.439cm" svg:height="0cm" svg:x="1.409cm" svg:y="3.368cm" svg:viewBox="0 0 14440 0" draw:points="0,0 14440,0">
          <text:p/>
        </draw:polygon>
        <draw:frame draw:style-name="gr2" draw:text-style-name="P2" draw:layer="layout" svg:width="9.129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148cm" svg:height="1.534cm" svg:x="25.265cm" svg:y="1.594cm">
          <draw:text-box>
            <text:p><text:span text:style-name="T1">2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7.376cm" svg:height="4.597cm" svg:x="6.328cm" svg:y="9.112cm">
          <draw:text-box>
            <text:p><text:span text:style-name="T3">Start in A</text:span></text:p>
            <text:p><text:span text:style-name="T3">Ga naar B</text:span></text:p>
            <text:p><text:span text:style-name="T3">Ga naar C</text:span></text:p>
            <text:p><text:span text:style-name="T3">Terug naar B</text:span></text:p>
            <text:p><text:span text:style-name="T3">Terug naar A</text:span></text:p>
            <text:p><text:span text:style-name="T3">And herhaal voor altijd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598cm" svg:height="1.647cm" svg:x="6.549cm" svg:y="16.65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09cm" svg:y="3.368cm" svg:viewBox="0 0 26511 0" draw:points="0,0 26511,0">
          <text:p/>
        </draw:polygon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  <draw:page draw:name="page3" draw:style-name="dp1" draw:master-page-name="Default">
        <draw:polygon draw:style-name="gr1" draw:text-style-name="P1" draw:layer="layout" svg:width="14.439cm" svg:height="0cm" svg:x="1.409cm" svg:y="3.368cm" svg:viewBox="0 0 14440 0" draw:points="0,0 14440,0">
          <text:p/>
        </draw:polygon>
        <draw:frame draw:style-name="gr2" draw:text-style-name="P2" draw:layer="layout" svg:width="9.129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174cm" svg:height="1.534cm" svg:x="25.265cm" svg:y="1.594cm">
          <draw:text-box>
            <text:p><text:span text:style-name="T1">3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8.295cm" svg:height="3.065cm" svg:x="6.679cm" svg:y="9.813cm">
          <draw:text-box>
            <text:p><text:span text:style-name="T3">Start in B</text:span></text:p>
            <text:p><text:span text:style-name="T3">Ga naar A en terug naar B</text:span></text:p>
            <text:p><text:span text:style-name="T3">Ga naar C en terug naar B</text:span></text:p>
            <text:p><text:span text:style-name="T3">En herhaal voor altijd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552cm" svg:height="1.647cm" svg:x="6.199cm" svg:y="16.81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09cm" svg:y="3.368cm" svg:viewBox="0 0 26511 0" draw:points="0,0 26511,0">
          <text:p/>
        </draw:polygon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  <draw:page draw:name="page4" draw:style-name="dp1" draw:master-page-name="Default">
        <draw:polygon draw:style-name="gr1" draw:text-style-name="P1" draw:layer="layout" svg:width="14.439cm" svg:height="0cm" svg:x="1.409cm" svg:y="3.368cm" svg:viewBox="0 0 14440 0" draw:points="0,0 14440,0">
          <text:p/>
        </draw:polygon>
        <draw:frame draw:style-name="gr2" draw:text-style-name="P2" draw:layer="layout" svg:width="9.129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225cm" svg:height="1.534cm" svg:x="25.265cm" svg:y="1.594cm">
          <draw:text-box>
            <text:p><text:span text:style-name="T1">4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11.682cm" svg:height="3.065cm" svg:x="6.679cm" svg:y="9.813cm">
          <draw:text-box>
            <text:p><text:span text:style-name="T3">Start in B</text:span></text:p>
            <text:p><text:span text:style-name="T3">Ga twee keer naar A en terug naar B</text:span></text:p>
            <text:p><text:span text:style-name="T3">Ga naar C en terug naar B</text:span></text:p>
            <text:p><text:span text:style-name="T3">En herhaal voor altijd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717cm" svg:height="2.631cm" svg:x="6.613cm" svg:y="16.37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09cm" svg:y="3.368cm" svg:viewBox="0 0 26511 0" draw:points="0,0 26511,0">
          <text:p/>
        </draw:polygon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  <draw:page draw:name="page5" draw:style-name="dp1" draw:master-page-name="Default">
        <draw:polygon draw:style-name="gr1" draw:text-style-name="P1" draw:layer="layout" svg:width="14.439cm" svg:height="0cm" svg:x="1.509cm" svg:y="3.468cm" svg:viewBox="0 0 14440 0" draw:points="0,0 14440,0">
          <text:p/>
        </draw:polygon>
        <draw:frame draw:style-name="gr2" draw:text-style-name="P2" draw:layer="layout" svg:width="9.129cm" svg:height="1.534cm" svg:x="1.96cm" svg:y="1.694cm">
          <draw:text-box>
            <text:p><text:span text:style-name="T1">Infinite Loops</text:span></text:p>
          </draw:text-box>
        </draw:frame>
        <draw:frame draw:style-name="gr2" draw:text-style-name="P2" draw:layer="layout" svg:width="2.161cm" svg:height="1.534cm" svg:x="25.365cm" svg:y="1.694cm">
          <draw:text-box>
            <text:p><text:span text:style-name="T1">5/6</text:span></text:p>
          </draw:text-box>
        </draw:frame>
        <draw:frame draw:style-name="gr3" draw:text-style-name="P3" draw:layer="layout" svg:width="0.701cm" svg:height="1.191cm" svg:x="8.598cm" svg:y="5.4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9.022cm" svg:y="5.4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9.066cm" svg:y="15.797cm">
          <draw:text-box>
            <text:p><text:span text:style-name="T2">C</text:span></text:p>
          </draw:text-box>
        </draw:frame>
        <draw:line draw:style-name="gr7" draw:text-style-name="P5" draw:layer="layout" svg:x1="19.334cm" svg:y1="6.506cm" svg:x2="19.334cm" svg:y2="15.813cm">
          <text:p/>
        </draw:line>
        <draw:frame draw:style-name="gr2" draw:text-style-name="P4" draw:layer="layout" svg:width="11.682cm" svg:height="3.065cm" svg:x="6.779cm" svg:y="9.913cm">
          <draw:text-box>
            <text:p><text:span text:style-name="T3">Start in B</text:span></text:p>
            <text:p><text:span text:style-name="T3">Ga twee keer naar A en terug naar B</text:span></text:p>
            <text:p><text:span text:style-name="T3">Ga twee keer naar C en terug naar B</text:span></text:p>
            <text:p><text:span text:style-name="T3">En herhaal voor altijd</text:span></text:p>
          </draw:text-box>
        </draw:frame>
        <draw:line draw:style-name="gr4" draw:text-style-name="P5" draw:layer="layout" svg:x1="1.549cm" svg:y1="16.067cm" svg:x2="14.715cm" svg:y2="16.067cm">
          <text:p/>
        </draw:line>
        <draw:frame draw:style-name="gr5" draw:layer="layout" svg:width="2.717cm" svg:height="2.631cm" svg:x="6.713cm" svg:y="16.4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6" draw:text-style-name="P1" draw:layer="layout" svg:width="26.691cm" svg:height="18.099cm" svg:x="1.416cm" svg:y="1.4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509cm" svg:y="3.468cm" svg:viewBox="0 0 26511 0" draw:points="0,0 26511,0">
          <text:p/>
        </draw:polygon>
        <draw:line draw:style-name="gr7" draw:text-style-name="P5" draw:layer="layout" svg:x1="18.782cm" svg:y1="6.057cm" svg:x2="9.475cm" svg:y2="6.057cm">
          <text:p/>
        </draw:line>
        <draw:line draw:style-name="gr4" draw:text-style-name="P5" draw:layer="layout" svg:x1="14.637cm" svg:y1="16.063cm" svg:x2="14.637cm" svg:y2="19.499cm">
          <text:p/>
        </draw:line>
      </draw:page>
      <draw:page draw:name="page6" draw:style-name="dp1" draw:master-page-name="Default">
        <draw:polygon draw:style-name="gr1" draw:text-style-name="P1" draw:layer="layout" svg:width="14.439cm" svg:height="0cm" svg:x="1.409cm" svg:y="3.368cm" svg:viewBox="0 0 14440 0" draw:points="0,0 14440,0">
          <text:p/>
        </draw:polygon>
        <draw:frame draw:style-name="gr2" draw:text-style-name="P2" draw:layer="layout" svg:width="9.129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199cm" svg:height="1.534cm" svg:x="25.265cm" svg:y="1.594cm">
          <draw:text-box>
            <text:p><text:span text:style-name="T1">6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11.623cm" svg:height="3.065cm" svg:x="6.679cm" svg:y="9.813cm">
          <draw:text-box>
            <text:p><text:span text:style-name="T3">Start in B</text:span></text:p>
            <text:p><text:span text:style-name="T3">Ga naar A en terug naar B</text:span></text:p>
            <text:p><text:span text:style-name="T3">Ga twee keer naar C en terug naar B</text:span></text:p>
            <text:p><text:span text:style-name="T3">En herhaal voor altijd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717cm" svg:height="2.631cm" svg:x="6.613cm" svg:y="16.37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gon draw:style-name="gr6" draw:text-style-name="P1" draw:layer="layout" svg:width="26.51cm" svg:height="0cm" svg:x="1.409cm" svg:y="3.368cm" svg:viewBox="0 0 26511 0" draw:points="0,0 26511,0">
          <text:p/>
        </draw:polygon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usso One2" svg:font-family="'Russo One'" style:font-adornments="Normal" style:font-pitch="variable"/>
    <style:font-face style:name="Liberation Sans" svg:font-family="'Liberation Sans'" style:font-family-generic="roman" style:font-pitch="variable"/>
    <style:font-face style:name="Russo One" svg:font-family="'Russo One'" style:font-family-generic="roman" style:font-pitch="variable"/>
    <style:font-face style:name="Russo One1" svg:font-family="'Russo On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style:text-line-through-type="none" style:font-name="Russo One2" fo:font-family="'Russo One'" style:font-style-name="Normal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ed_20__28_var_29__20_1" draw:fill="solid" draw:fill-color="#317192" draw:fill-gradient-name="Gradient_20_7" draw:fill-hatch-name="Hatching_20_1" draw:fill-image-name="Bitmape_20_1"/>
      <style:text-properties style:font-name="Russo One2"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initial-creator>oaz </meta:initial-creator>
    <meta:creation-date>2013-05-27T23:33:14</meta:creation-date>
    <dc:format>image/svg+xml</dc:format>
    <meta:editing-cycles>4</meta:editing-cycles>
    <meta:editing-duration>PT47S</meta:editing-duration>
    <dc:date>2015-06-06T15:43:20.773535630</dc:date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under>
              <munder>
                <mi>AB</mi>
                <mo stretchy="false">⏟</mo>
              </munder>
              <mo stretchy="false">∞</mo>
            </munder>
          </mrow>
        </mrow>
      </mstyle>
    </mrow>
    <annotation encoding="StarMath 5.0">color blue { AB  underbrace infinity   }</annotation>
  </semantics>
</math>
</file>

<file path=Object 2/content.xml><?xml version="1.0" encoding="utf-8"?>
<math xmlns="http://www.w3.org/1998/Math/MathML">
  <semantics>
    <mrow>
      <mstyle color="blue">
        <mrow>
          <mrow>
            <munder>
              <munder>
                <mrow>
                  <munder>
                    <munder>
                      <mi>BA</mi>
                      <mo stretchy="false">⏟</mo>
                    </munder>
                    <mn>2</mn>
                  </munder>
                  <munder>
                    <munder>
                      <mi>BC</mi>
                      <mo stretchy="false">⏟</mo>
                    </munder>
                    <mn>2</mn>
                  </munder>
                </mrow>
                <mo stretchy="false">⏟</mo>
              </munder>
              <mo stretchy="false">∞</mo>
            </munder>
          </mrow>
        </mrow>
      </mstyle>
    </mrow>
    <annotation encoding="StarMath 5.0">color blue { {BA underbrace 2 BC underbrace 2} underbrace infinity   }</annotation>
  </semantics>
</math>
</file>

<file path=Object 3/content.xml><?xml version="1.0" encoding="utf-8"?>
<math xmlns="http://www.w3.org/1998/Math/MathML">
  <semantics>
    <mrow>
      <mstyle color="blue">
        <mrow>
          <mrow>
            <munder>
              <munder>
                <mi>ABCB</mi>
                <mo stretchy="false">⏟</mo>
              </munder>
              <mo stretchy="false">∞</mo>
            </munder>
          </mrow>
        </mrow>
      </mstyle>
    </mrow>
    <annotation encoding="StarMath 5.0">color blue { ABCB underbrace infinity   }</annotation>
  </semantics>
</math>
</file>

<file path=Object 4/content.xml><?xml version="1.0" encoding="utf-8"?>
<math xmlns="http://www.w3.org/1998/Math/MathML">
  <semantics>
    <mrow>
      <mstyle color="blue">
        <mrow>
          <mrow>
            <munder>
              <munder>
                <mi>BABC</mi>
                <mo stretchy="false">⏟</mo>
              </munder>
              <mo stretchy="false">∞</mo>
            </munder>
          </mrow>
        </mrow>
      </mstyle>
    </mrow>
    <annotation encoding="StarMath 5.0">color blue { BABC underbrace infinity   }</annotation>
  </semantics>
</math>
</file>

<file path=Object 5/content.xml><?xml version="1.0" encoding="utf-8"?>
<math xmlns="http://www.w3.org/1998/Math/MathML">
  <semantics>
    <mrow>
      <mstyle color="blue">
        <mrow>
          <mrow>
            <munder>
              <munder>
                <mrow>
                  <munder>
                    <munder>
                      <mi>BA</mi>
                      <mo stretchy="false">⏟</mo>
                    </munder>
                    <mn>2</mn>
                  </munder>
                  <mi>BC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BA underbrace 2 BC} underbrace infinity  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>BA</mi>
                  <munder>
                    <munder>
                      <mi>BC</mi>
                      <mo stretchy="false">⏟</mo>
                    </munder>
                    <mn>2</mn>
                  </munder>
                </mrow>
                <mo stretchy="false">⏟</mo>
              </munder>
              <mo stretchy="false">∞</mo>
            </munder>
          </mrow>
        </mrow>
      </mstyle>
    </mrow>
    <annotation encoding="StarMath 5.0">color blue { {BA BC underbrace 2} underbrace infinity   }</annotation>
  </semantics>
</math>
</file>